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BeanExpression.evaluate( 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BeanExpression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BeanExpression.setPropertyName( String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BeanExpression.DynaBeanExpression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BeanExpression.DynaBean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BeanExpression.update( Context context ,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